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4.0311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9" style:family="table-row">
      <style:table-row-properties style:row-height="3.2126in" fo:break-before="auto" style:use-optimal-row-height="true"/>
    </style:style>
    <style:style style:name="ro10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6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2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9" office:value-type="string">
            <text:p><text:span text:style-name="T1">Added copyof, sameas, and synch attribute </text:span><text:span text:style-name="T1">to att.common.anl in</text:span><text:span text:style-name="T2"> </text:span><text:span text:style-name="T1">19b.1/RNG <text:s/>9/17/09</text:span>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4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5" office:value-type="date" office:date-value="2010-03-04">
            <text:p>2010-03-04</text:p>
          </table:table-cell>
          <table:table-cell table:style-name="ce7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6"/>
          <table:table-cell table:style-name="ce8"/>
          <table:table-cell table:style-name="ce3" table:number-columns-repeated="2"/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att.source on mdiv, section, part, and perhaps staff and layer</text:p>
          </table:table-cell>
          <table:table-cell office:value-type="string">
            <text:p>Need ptr to metadata for encoding of composite materials, such as a collection of songs</text:p>
          </table:table-cell>
          <table:table-cell table:number-columns-repeated="1019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mods:mods&gt; as replacement/content for &lt;mei:filedesc&gt; and/or &lt;mei:sourcedesc&gt;?</text:p>
          </table:table-cell>
          <table:table-cell office:value-type="string">
            <text:p>Would allow users to employ MODS to describe the MEI file and/or its sources; re-use existing MODS or employ recognized standard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authorized values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date's @reg to @regdate</text:p>
          </table:table-cell>
          <table:table-cell office:value-type="string">
            <text:p>“reg” (“regularized form”) is confusing on names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att.link.external on &lt;classcode&gt;</text:p>
          </table:table-cell>
          <table:table-cell table:number-columns-repeated="102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sch:rule for @classcode – preceding not appropriate</text:p>
          </table:table-cell>
          <table:table-cell table:number-columns-repeated="1020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table:number-columns-repeated="102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table:number-columns-repeated="1020"/>
        </table:table-row>
        <table:table-row table:style-name="ro9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table:number-columns-repeated="1020"/>
        </table:table-row>
        <table:table-row table:style-name="ro10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0" table:number-rows-repeated="6549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10/04/2010</text:date>, <text:time>15:0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0-04T15:04:04.28</dc:date>
    <meta:editing-duration>PT11H53M03S</meta:editing-duration>
    <meta:editing-cycles>41</meta:editing-cycles>
    <meta:generator>OpenOffice.org/3.2$Win32 OpenOffice.org_project/320m12$Build-9483</meta:generator>
    <dc:creator>Perry Roland</dc:creator>
    <meta:document-statistic meta:table-count="3" meta:cell-count="198" meta:object-count="0"/>
  </office:meta>
</office:document-meta>
</file>